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5.451cm" fo:min-width="5.017cm" loext:decorative="false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0.383cm" fo:min-width="0.179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01cm" fo:min-width="7.668cm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2.298cm" fo:min-width="4.991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01cm" svg:height="8.061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77cm" svg:height="1.003cm" svg:x="5.421cm" svg:y="2.524cm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5.419cm" svg:y1="2.497cm" svg:x2="4.974cm" svg:y2="4.953cm">
          <text:p/>
        </draw:line>
        <draw:line draw:style-name="gr3" draw:text-style-name="P3" draw:layer="layout" svg:x1="-1.258cm" svg:y1="-2.18cm" svg:x2="0.241cm" svg:y2="-2.18cm">
          <text:p/>
        </draw:line>
        <draw:line draw:style-name="gr3" draw:text-style-name="P3" draw:layer="layout" svg:x1="5.694cm" svg:y1="3.492cm" svg:x2="4.996cm" svg:y2="5.016cm">
          <text:p/>
        </draw:line>
        <draw:line draw:style-name="gr3" draw:text-style-name="P3" draw:layer="layout" svg:x1="6.244cm" svg:y1="2.54cm" svg:x2="4.996cm" svg:y2="4.995cm">
          <text:p/>
        </draw:line>
        <draw:line draw:style-name="gr3" draw:text-style-name="P3" draw:layer="layout" svg:x1="6.477cm" svg:y1="3.513cm" svg:x2="4.974cm" svg:y2="5.037cm">
          <text:p/>
        </draw:line>
        <draw:custom-shape draw:style-name="gr4" draw:text-style-name="P4" draw:layer="layout" svg:width="8.168cm" svg:height="4.26cm" svg:x="1cm" svg:y="5.0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763cm" svg:height="3.602cm" svg:x="1cm" svg:y="3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3T10:01:58.280000000</meta:creation-date>
    <dc:date>2024-03-23T12:15:42.411000000</dc:date>
    <meta:editing-duration>PT2H13M43S</meta:editing-duration>
    <meta:editing-cycles>2</meta:editing-cycles>
    <meta:generator>LibreOffice/7.6.4.1$Windows_X86_64 LibreOffice_project/e19e193f88cd6c0525a17fb7a176ed8e6a3e2aa1</meta:generator>
    <meta:document-statistic meta:object-count="9"/>
  </office:meta>
</office:document-meta>
</file>